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7.25cm" fo:min-width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6.75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7.75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5.75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6.713cm" fo:min-width="0cm"/>
    </style:style>
    <style:style style:name="pr1" style:family="presentation" style:parent-style-name="Default-notes">
      <style:graphic-properties draw:fill-color="#ffffff" draw:auto-grow-height="true" fo:min-height="13.365cm"/>
    </style:style>
    <style:style style:name="pr2" style:family="presentation" style:parent-style-name="Default-notes">
      <style:graphic-properties draw:fill-color="#ffffff" fo:min-height="13.364cm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layer="layout" svg:width="23cm" svg:height="17.5cm" svg:x="2.5cm" svg:y="2cm">
          <draw:text-box>
            <text:p>7-下-外研版-unit-1</text:p>
            <text:p/>
            <text:p/>
            <text:p>review<text:tab/><text:tab/><text:tab/>only<text:tab/><text:tab/><text:tab/><text:tab/>complete<text:tab/><text:tab/>experience</text:p>
            <text:p/>
            <text:p>chocolate<text:tab/><text:tab/>watery<text:tab/><text:tab/><text:tab/>expression<text:tab/><text:tab/>opinion</text:p>
            <text:p/>
            <text:p>factory<text:tab/><text:tab/><text:tab/>cabbage<text:tab/><text:tab/><text:tab/>passage<text:tab/><text:tab/><text:tab/>topic</text:p>
            <text:p/>
            <text:p>exceting<text:tab/><text:tab/><text:tab/>freezing<text:tab/><text:tab/><text:tab/>comment<text:tab/><text:tab/>grammar</text:p>
            <text:p/>
            <text:p>most<text:tab/><text:tab/><text:tab/>forget<text:tab/><text:tab/><text:tab/>description<text:tab/><text:tab/>rule</text:p>
            <text:p/>
            <text:p>magical<text:tab/><text:tab/><text:tab/>touch<text:tab/><text:tab/><text:tab/>theme<text:tab/><text:tab/><text:tab/>more</text:p>
            <text:p/>
            <text:p>part<text:tab/><text:tab/><text:tab/><text:tab/>once<text:tab/><text:tab/><text:tab/>agree<text:tab/><text:tab/><text:tab/>correct</text:p>
            <text:p/>
            <text:p>side<text:tab/><text:tab/><text:tab/><text:tab/>sunless<text:tab/><text:tab/><text:tab/>paragraph<text:tab/><text:tab/>form</text:p>
            <text:p/>
            <text:p>town<text:tab/><text:tab/><text:tab/>choose<text:tab/><text:tab/><text:tab/>understand<text:tab/><text:tab/>chess</text:p>
            <text:p/>
            <text:p>poor<text:tab/><text:tab/><text:tab/>everything<text:tab/><text:tab/>other<text:tab/><text:tab/><text:tab/>trip</text:p>
            <text:p/>
            <text:p>stay<text:tab/><text:tab/><text:tab/><text:tab/>rich<text:tab/><text:tab/><text:tab/><text:tab/>relate<text:tab/><text:tab/><text:tab/>post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3" draw:layer="layout" svg:width="24cm" svg:height="17cm" svg:x="2cm" svg:y="2.5cm">
          <draw:text-box>
            <text:p>dragon<text:tab/><text:tab/><text:tab/>blow<text:tab/><text:tab/><text:tab/>surprised</text:p>
            <text:p/>
            <text:p>bath<text:tab/><text:tab/><text:tab/><text:tab/>wave<text:tab/><text:tab/><text:tab/>scissors</text:p>
            <text:p/>
            <text:p>decide<text:tab/><text:tab/><text:tab/>voice<text:tab/><text:tab/><text:tab/>office</text:p>
            <text:p/>
            <text:p>basket<text:tab/><text:tab/><text:tab/>just<text:tab/><text:tab/><text:tab/><text:tab/>receive</text:p>
            <text:p/>
            <text:p>princess<text:tab/><text:tab/><text:tab/>himself<text:tab/><text:tab/><text:tab/>cancer</text:p>
            <text:p/>
            <text:p>example<text:tab/><text:tab/><text:tab/>shame<text:tab/><text:tab/><text:tab/>wig</text:p>
            <text:p/>
            <text:p>believe<text:tab/><text:tab/><text:tab/>finally<text:tab/><text:tab/><text:tab/>smart</text:p>
            <text:p/>
            <text:p>survey<text:tab/><text:tab/><text:tab/>into<text:tab/><text:tab/><text:tab/><text:tab/>smile</text:p>
            <text:p/>
            <text:p>empty<text:tab/><text:tab/><text:tab/>barber</text:p>
            <text:p/>
            <text:p>happen<text:tab/><text:tab/><text:tab/>fall</text:p>
            <text:p/>
            <text:p>presentation<text:tab/><text:tab/>shoulder</text:p>
            <text:p/>
            <text:p>positive<text:tab/><text:tab/><text:tab/>customer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style-name="gr1" draw:layer="layout" svg:width="24cm" svg:height="17.5cm" svg:x="2cm" svg:y="2cm">
          <draw:text-box>
            <text:p>7-下-外研版-unit-2</text:p>
            <text:p/>
            <text:p/>
            <text:p>last but not least<text:tab/><text:tab/>shall<text:tab/><text:tab/><text:tab/>record<text:tab/><text:tab/><text:tab/>during</text:p>
            <text:p/>
            <text:p>marathon<text:tab/><text:tab/><text:tab/>either<text:tab/><text:tab/><text:tab/>none<text:tab/><text:tab/><text:tab/>consider</text:p>
            <text:p/>
            <text:p>however<text:tab/><text:tab/><text:tab/><text:tab/>choice<text:tab/><text:tab/><text:tab/>member<text:tab/><text:tab/><text:tab/>both</text:p>
            <text:p/>
            <text:p>still<text:tab/><text:tab/><text:tab/><text:tab/><text:tab/>seem<text:tab/><text:tab/><text:tab/>if<text:tab/><text:tab/><text:tab/><text:tab/>sink</text:p>
            <text:p/>
            <text:p>metre<text:tab/><text:tab/><text:tab/><text:tab/>someone<text:tab/><text:tab/>possible<text:tab/><text:tab/><text:tab/>sink or swim</text:p>
            <text:p/>
            <text:p>line<text:tab/><text:tab/><text:tab/><text:tab/><text:tab/>neither<text:tab/><text:tab/><text:tab/>purpose<text:tab/><text:tab/><text:tab/>as</text:p>
            <text:p/>
            <text:p>breath<text:tab/><text:tab/><text:tab/><text:tab/>cheer<text:tab/><text:tab/><text:tab/>raise<text:tab/><text:tab/><text:tab/>surfer</text:p>
            <text:p/>
            <text:p>hold your breath<text:tab/><text:tab/>cross<text:tab/><text:tab/><text:tab/>charity<text:tab/><text:tab/><text:tab/>shark</text:p>
            <text:p/>
            <text:p>would<text:tab/><text:tab/><text:tab/><text:tab/>lifelong<text:tab/><text:tab/><text:tab/>encourage<text:tab/><text:tab/>attack</text:p>
            <text:p/>
            <text:p>confident<text:tab/><text:tab/><text:tab/>dream<text:tab/><text:tab/><text:tab/>teach<text:tab/><text:tab/><text:tab/>nearly</text:p>
            <text:p/>
            <text:p>stomachache<text:tab/><text:tab/>past<text:tab/><text:tab/><text:tab/><text:tab/>note<text:tab/><text:tab/><text:tab/><text:tab/>die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draw:style-name="gr3" draw:layer="layout" svg:width="23cm" svg:height="17cm" svg:x="2.5cm" svg:y="2cm">
          <draw:text-box>
            <text:p>surfing<text:tab/><text:tab/><text:tab/>team<text:tab/><text:tab/><text:tab/>international</text:p>
            <text:p/>
            <text:p>competition<text:tab/><text:tab/>even<text:tab/><text:tab/><text:tab/>chance</text:p>
            <text:p/>
            <text:p>compare<text:tab/><text:tab/><text:tab/>worse<text:tab/><text:tab/><text:tab/>improve</text:p>
            <text:p/>
            <text:p>achievement<text:tab/><text:tab/>pay attention<text:tab/><text:tab/>create</text:p>
            <text:p/>
            <text:p>surfboard<text:tab/><text:tab/>continue<text:tab/><text:tab/><text:tab/>wonder</text:p>
            <text:p/>
            <text:p>ride<text:tab/><text:tab/><text:tab/><text:tab/>brave<text:tab/><text:tab/><text:tab/>success</text:p>
            <text:p/>
            <text:p>lover<text:tab/><text:tab/><text:tab/>action<text:tab/><text:tab/><text:tab/>explain</text:p>
            <text:p/>
            <text:p>gold<text:tab/><text:tab/><text:tab/><text:tab/>fight<text:tab/><text:tab/><text:tab/><text:tab/>simple</text:p>
            <text:p/>
            <text:p>medal<text:tab/><text:tab/><text:tab/>score<text:tab/><text:tab/><text:tab/>same</text:p>
            <text:p/>
            <text:p>proud<text:tab/><text:tab/><text:tab/>goal<text:tab/><text:tab/><text:tab/><text:tab/>courage</text:p>
            <text:p/>
            <text:p>fit<text:tab/><text:tab/><text:tab/><text:tab/>victory<text:tab/><text:tab/><text:tab/>ahead</text:p>
            <text:p/>
            <text:p>final<text:tab/><text:tab/><text:tab/><text:tab/>lead<text:tab/><text:tab/><text:tab/><text:tab/>spirit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draw:style-name="gr4" draw:layer="layout" svg:width="24cm" svg:height="18cm" svg:x="2cm" svg:y="1.5cm">
          <draw:text-box>
            <text:p>7-下-外研版-unit-3</text:p>
            <text:p/>
            <text:p/>
            <text:p>delicious<text:tab/><text:tab/><text:tab/>porridge<text:tab/><text:tab/><text:tab/>similar<text:tab/><text:tab/><text:tab/>pepper</text:p>
            <text:p/>
            <text:p>certain<text:tab/><text:tab/><text:tab/>sweet<text:tab/><text:tab/><text:tab/>special<text:tab/><text:tab/><text:tab/>oil</text:p>
            <text:p/>
            <text:p>mine<text:tab/><text:tab/><text:tab/>plain<text:tab/><text:tab/><text:tab/>order<text:tab/><text:tab/><text:tab/>pan</text:p>
            <text:p/>
            <text:p>beef<text:tab/><text:tab/><text:tab/><text:tab/>menu<text:tab/><text:tab/><text:tab/>pie<text:tab/><text:tab/><text:tab/><text:tab/>mixture</text:p>
            <text:p/>
            <text:p>carrot<text:tab/><text:tab/><text:tab/>medicine<text:tab/><text:tab/>sandwich<text:tab/><text:tab/>stir</text:p>
            <text:p/>
            <text:p>mutton<text:tab/><text:tab/><text:tab/>than<text:tab/><text:tab/><text:tab/><text:tab/>circle<text:tab/><text:tab/><text:tab/>until</text:p>
            <text:p/>
            <text:p>fat<text:tab/><text:tab/><text:tab/><text:tab/>pill<text:tab/><text:tab/><text:tab/><text:tab/>scramble<text:tab/><text:tab/>golden</text:p>
            <text:p/>
            <text:p>hen<text:tab/><text:tab/><text:tab/><text:tab/>remain<text:tab/><text:tab/><text:tab/>slice<text:tab/><text:tab/><text:tab/>plate</text:p>
            <text:p/>
            <text:p>pot<text:tab/><text:tab/><text:tab/><text:tab/>another<text:tab/><text:tab/><text:tab/>beat<text:tab/><text:tab/><text:tab/><text:tab/>loud</text:p>
            <text:p/>
            <text:p>onion<text:tab/><text:tab/><text:tab/>connection<text:tab/><text:tab/>add<text:tab/><text:tab/><text:tab/><text:tab/>heat</text:p>
            <text:p/>
            <text:p>pancake<text:tab/><text:tab/><text:tab/>prove<text:tab/><text:tab/><text:tab/>salt<text:tab/><text:tab/><text:tab/><text:tab/>firm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draw:style-name="gr3" draw:layer="layout" svg:width="23.5cm" svg:height="17cm" svg:x="2cm" svg:y="2.5cm">
          <draw:text-box>
            <text:p>recipe<text:tab/><text:tab/><text:tab/>dessert<text:tab/><text:tab/><text:tab/>Iranian</text:p>
            <text:p/>
            <text:p>ingredient<text:tab/><text:tab/>actually<text:tab/><text:tab/><text:tab/>flat</text:p>
            <text:p/>
            <text:p>step<text:tab/><text:tab/><text:tab/><text:tab/>danasty<text:tab/><text:tab/><text:tab/>stone</text:p>
            <text:p/>
            <text:p>diet<text:tab/><text:tab/><text:tab/><text:tab/>store<text:tab/><text:tab/><text:tab/>symbol</text:p>
            <text:p/>
            <text:p>restaurant<text:tab/><text:tab/>mean<text:tab/><text:tab/><text:tab/>American</text:p>
            <text:p/>
            <text:p>salad<text:tab/><text:tab/><text:tab/>modern<text:tab/><text:tab/><text:tab/>twin</text:p>
            <text:p/>
            <text:p>hamburger<text:tab/><text:tab/>folk<text:tab/><text:tab/><text:tab/><text:tab/>bridge</text:p>
            <text:p/>
            <text:p>snack<text:tab/><text:tab/><text:tab/>tale</text:p>
            <text:p/>
            <text:p>chip<text:tab/><text:tab/><text:tab/><text:tab/>emperor</text:p>
            <text:p/>
            <text:p>dangerous<text:tab/><text:tab/>suffer</text:p>
            <text:p/>
            <text:p>border<text:tab/><text:tab/><text:tab/>stomach</text:p>
            <text:p/>
            <text:p>Western<text:tab/><text:tab/><text:tab/>totally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draw:style-name="gr1" draw:layer="layout" svg:width="23.5cm" svg:height="17.5cm" svg:x="2cm" svg:y="1.5cm">
          <draw:text-box>
            <text:p>7-下-外研版-unit-4</text:p>
            <text:p/>
            <text:p/>
            <text:p>dull<text:tab/><text:tab/><text:tab/><text:tab/>bored<text:tab/><text:tab/><text:tab/><text:tab/>conclusion<text:tab/><text:tab/><text:tab/>discussion</text:p>
            <text:p/>
            <text:p>imagine<text:tab/><text:tab/><text:tab/>feeling<text:tab/><text:tab/><text:tab/><text:tab/>open-minded<text:tab/><text:tab/><text:tab/>unforgettable</text:p>
            <text:p/>
            <text:p>alone<text:tab/><text:tab/><text:tab/>lift sb's spirits<text:tab/><text:tab/>ourselves<text:tab/><text:tab/><text:tab/>discover</text:p>
            <text:p/>
            <text:p>might<text:tab/><text:tab/><text:tab/>funny<text:tab/><text:tab/><text:tab/><text:tab/>else<text:tab/><text:tab/><text:tab/><text:tab/><text:tab/>large</text:p>
            <text:p/>
            <text:p>tool<text:tab/><text:tab/><text:tab/><text:tab/>youthful<text:tab/><text:tab/><text:tab/><text:tab/>defferently<text:tab/><text:tab/><text:tab/>mosquito</text:p>
            <text:p/>
            <text:p>list<text:tab/><text:tab/><text:tab/><text:tab/>invite<text:tab/><text:tab/><text:tab/><text:tab/>instruction<text:tab/><text:tab/><text:tab/>insect</text:p>
            <text:p/>
            <text:p>something<text:tab/><text:tab/>number<text:tab/><text:tab/><text:tab/><text:tab/>daily<text:tab/><text:tab/><text:tab/><text:tab/>set</text:p>
            <text:p/>
            <text:p>novel<text:tab/><text:tab/><text:tab/>a number of<text:tab/><text:tab/><text:tab/>daily life<text:tab/><text:tab/><text:tab/><text:tab/>butterfly</text:p>
            <text:p/>
            <text:p>magazine<text:tab/><text:tab/>able<text:tab/><text:tab/><text:tab/><text:tab/><text:tab/>while<text:tab/><text:tab/><text:tab/><text:tab/>prince</text:p>
            <text:p/>
            <text:p>solar<text:tab/><text:tab/><text:tab/>important<text:tab/><text:tab/><text:tab/>housework<text:tab/><text:tab/><text:tab/>monster</text:p>
            <text:p/>
            <text:p>media<text:tab/><text:tab/><text:tab/>detail<text:tab/><text:tab/><text:tab/><text:tab/>explore<text:tab/><text:tab/><text:tab/><text:tab/>ever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draw:style-name="gr5" draw:layer="layout" svg:width="23cm" svg:height="16cm" svg:x="2.5cm" svg:y="3cm">
          <draw:text-box>
            <text:p>notice<text:tab/><text:tab/><text:tab/><text:tab/>jog</text:p>
            <text:p/>
            <text:p>social<text:tab/><text:tab/><text:tab/><text:tab/>fresh</text:p>
            <text:p/>
            <text:p>screen<text:tab/><text:tab/><text:tab/><text:tab/>tennis</text:p>
            <text:p/>
            <text:p>couch<text:tab/><text:tab/><text:tab/><text:tab/>hike</text:p>
            <text:p/>
            <text:p>couch potato<text:tab/><text:tab/><text:tab/>ours</text:p>
            <text:p/>
            <text:p>sore</text:p>
            <text:p/>
            <text:p>neck</text:p>
            <text:p/>
            <text:p>deaf</text:p>
            <text:p/>
            <text:p>real</text:p>
            <text:p/>
            <text:p>balance</text:p>
            <text:p/>
            <text:p>outside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draw:style-name="gr6" draw:layer="layout" svg:width="23.773cm" svg:height="17.339cm" svg:x="2.227cm" svg:y="2.037cm">
          <draw:text-box>
            <text:p>7-下-外研版-unit-5</text:p>
            <text:p/>
            <text:p/>
            <text:p>plateau<text:tab/><text:tab/><text:tab/>few<text:tab/><text:tab/><text:tab/><text:tab/>exhibition<text:tab/><text:tab/>lie</text:p>
            <text:p/>
            <text:p>cloud<text:tab/><text:tab/><text:tab/>present<text:tab/><text:tab/><text:tab/>tour<text:tab/><text:tab/><text:tab/><text:tab/>surface</text:p>
            <text:p/>
            <text:p>soft<text:tab/><text:tab/><text:tab/><text:tab/>likely<text:tab/><text:tab/><text:tab/>pound<text:tab/><text:tab/><text:tab/>level</text:p>
            <text:p/>
            <text:p>brightly<text:tab/><text:tab/><text:tab/>local<text:tab/><text:tab/><text:tab/>lungfish<text:tab/><text:tab/><text:tab/>less</text:p>
            <text:p/>
            <text:p>lotus<text:tab/><text:tab/><text:tab/>designer<text:tab/><text:tab/><text:tab/>lung<text:tab/><text:tab/><text:tab/><text:tab/>suggest</text:p>
            <text:p/>
            <text:p>sky<text:tab/><text:tab/><text:tab/><text:tab/>guide<text:tab/><text:tab/><text:tab/>scientist<text:tab/><text:tab/><text:tab/>such as</text:p>
            <text:p/>
            <text:p>calm<text:tab/><text:tab/><text:tab/>describe<text:tab/><text:tab/><text:tab/>behaviour<text:tab/><text:tab/>snake</text:p>
            <text:p/>
            <text:p>above<text:tab/><text:tab/><text:tab/>landscape<text:tab/><text:tab/>develop<text:tab/><text:tab/><text:tab/>wood</text:p>
            <text:p/>
            <text:p>express<text:tab/><text:tab/><text:tab/>common<text:tab/><text:tab/><text:tab/>land<text:tab/><text:tab/><text:tab/><text:tab/>disappear</text:p>
            <text:p/>
            <text:p>grassland<text:tab/><text:tab/>Mount<text:tab/><text:tab/><text:tab/>aloud<text:tab/><text:tab/><text:tab/>glacier</text:p>
            <text:p/>
            <text:p>field<text:tab/><text:tab/><text:tab/><text:tab/>tide<text:tab/><text:tab/><text:tab/><text:tab/>salty<text:tab/><text:tab/><text:tab/>national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draw:style-name="gr3" draw:layer="layout" svg:width="24cm" svg:height="17.339cm" svg:x="2cm" svg:y="2cm">
          <draw:text-box>
            <text:p>7-下-外研版-unit-6</text:p>
            <text:p/>
            <text:p/>
            <text:p>airport<text:tab/><text:tab/><text:tab/>further<text:tab/><text:tab/><text:tab/><text:tab/>comfortable<text:tab/><text:tab/>discuss<text:tab/><text:tab/><text:tab/>truth</text:p>
            <text:p/>
            <text:p>burn<text:tab/><text:tab/><text:tab/>look forward to<text:tab/><text:tab/>postcard<text:tab/><text:tab/><text:tab/>accept<text:tab/><text:tab/><text:tab/>climb</text:p>
            <text:p/>
            <text:p>expect<text:tab/><text:tab/><text:tab/>general<text:tab/><text:tab/><text:tab/><text:tab/>waterfall<text:tab/><text:tab/><text:tab/>award</text:p>
            <text:p/>
            <text:p>deep<text:tab/><text:tab/><text:tab/>in general<text:tab/><text:tab/><text:tab/>south<text:tab/><text:tab/><text:tab/>traffic</text:p>
            <text:p/>
            <text:p>lemon<text:tab/><text:tab/><text:tab/>curious<text:tab/><text:tab/><text:tab/><text:tab/>powerful<text:tab/><text:tab/><text:tab/>unexplored</text:p>
            <text:p/>
            <text:p>reply<text:tab/><text:tab/><text:tab/>cultural<text:tab/><text:tab/><text:tab/><text:tab/>thunder<text:tab/><text:tab/><text:tab/>seriously</text:p>
            <text:p/>
            <text:p>mouthful<text:tab/><text:tab/><text:tab/>main<text:tab/><text:tab/><text:tab/><text:tab/>painting<text:tab/><text:tab/><text:tab/>achieve</text:p>
            <text:p/>
            <text:p>surprisingly<text:tab/><text:tab/>prefer<text:tab/><text:tab/><text:tab/><text:tab/>roller coaster<text:tab/><text:tab/>achieve</text:p>
            <text:p/>
            <text:p>mask<text:tab/><text:tab/><text:tab/>interest<text:tab/><text:tab/><text:tab/><text:tab/>huge<text:tab/><text:tab/><text:tab/>geographical</text:p>
            <text:p/>
            <text:p>normal<text:tab/><text:tab/><text:tab/>places of interest<text:tab/><text:tab/>ant<text:tab/><text:tab/><text:tab/><text:tab/>discovery</text:p>
            <text:p/>
            <text:p>ancient<text:tab/><text:tab/><text:tab/>hotel<text:tab/><text:tab/><text:tab/><text:tab/>beauty<text:tab/><text:tab/><text:tab/>peak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1H12M50S</meta:editing-duration>
    <meta:editing-cycles>25</meta:editing-cycles>
    <meta:generator>OpenOffice/4.1.15$Win32 OpenOffice.org_project/4115m2$Build-9813</meta:generator>
    <dc:date>2025-12-02T18:08:34.34</dc:date>
    <dc:creator>Eric Zhang</dc:creator>
    <meta:document-statistic meta:object-count="51"/>
  </office:meta>
</office:document-meta>
</file>